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officeooo:paragraph-rsid="001186dc" fo:background-color="transparent"/>
    </style:style>
    <style:style style:name="P3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4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14pt" fo:font-weight="bold" officeooo:paragraph-rsid="000f2540" style:font-size-asian="14pt" style:font-weight-asian="bold" style:font-size-complex="14pt" style:font-weight-complex="bold"/>
    </style:style>
    <style:style style:name="T1" style:family="text">
      <style:text-properties officeooo:rsid="0010e54c"/>
    </style:style>
    <style:style style:name="T2" style:family="text">
      <style:text-properties officeooo:rsid="001186dc"/>
    </style:style>
    <style:style style:name="T3" style:family="text">
      <style:text-properties officeooo:rsid="001242ff"/>
    </style:style>
    <style:style style:name="T4" style:family="text">
      <style:text-properties officeooo:rsid="00142b74"/>
    </style:style>
    <style:style style:name="T5" style:family="text">
      <style:text-properties officeooo:rsid="00170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ÊNCIAS </text:p>
      <text:p text:style-name="P4"/>
      <text:p text:style-name="Text_20_body">Dr. <text:span text:style-name="T5">Leonardo Bacelar Lima Santos</text:span></text:p>
      <text:p text:style-name="Text_20_body">e-mail: santoslbl@gmail.com</text:p>
      <text:p text:style-name="Text_20_body">telefone: (1<text:span text:style-name="T2">2</text:span>) <text:span text:style-name="T3">98100-7442</text:span></text:p>
      <text:p text:style-name="Text_20_body">Endereço residencial: </text:p>
      <text:p text:style-name="Text_20_body"><text:span text:style-name="T4">Rua </text:span><text:span text:style-name="T5">Emilio Marelo, 100, <text:s/></text:span><text:span text:style-name="T4">apto. </text:span><text:span text:style-name="T5">704H</text:span>.</text:p>
      <text:p text:style-name="P2"><text:span text:style-name="T2">CEP: 1224</text:span><text:span text:style-name="T5">1</text:span><text:span text:style-name="T2">-</text:span><text:span text:style-name="T5">200</text:span>, <text:span text:style-name="T5">Jardim da Indústrias, </text:span>São José dos Campos – SP </text:p>
      <text:p text:style-name="P3"/>
      <text:p text:style-name="Text_20_body">Profa. Dra. Tatiana Sussel Gonçalves Mendes </text:p>
      <text:p text:style-name="Text_20_body">e-mail: tatiana.mendes@unesp.br </text:p>
      <text:p text:style-name="Text_20_body">telefone: (12) 98226-0902 </text:p>
      <text:p text:style-name="Text_20_body">Endereço residencial: </text:p>
      <text:p text:style-name="Text_20_body">Rua Professor Roberval Fróes, 340 apto. 181.</text:p>
      <text:p text:style-name="Text_20_body">CEP: 12242-460 - Jardim Esplanada II - São José dos Campos – S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10T12:28:31.078545700</meta:creation-date>
    <dc:date>2021-10-13T10:46:47.055084434</dc:date>
    <meta:editing-duration>PT1H30M3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61" meta:character-count="448" meta:non-whitespace-character-count="390"/>
  </office:meta>
</office:document-meta>
</file>